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10000037FC12AF21F7A337D4F.png" manifest:media-type="image/png"/>
  <manifest:file-entry manifest:full-path="Pictures/1000000000000322000000A44611076EA26344C2.png" manifest:media-type="image/png"/>
  <manifest:file-entry manifest:full-path="Pictures/10000000000002BF000000D9BBDC2E113C3F3BC7.png" manifest:media-type="image/png"/>
  <manifest:file-entry manifest:full-path="Pictures/10000000000002C2000001B1A985449B59359D38.png" manifest:media-type="image/png"/>
  <manifest:file-entry manifest:full-path="Pictures/10000000000002B9000001B60C3ED57F08F0EE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44cm" svg:height="11.588cm" svg:x="1.5cm" svg:y="4.5cm">
          <draw:image xlink:href="Pictures/10000000000002B9000001B60C3ED57F08F0EEE2.png" xlink:type="simple" xlink:show="embed" xlink:actuate="onLoad" draw:mime-type="image/png">
            <text:p/>
          </draw:image>
        </draw:frame>
        <draw:frame draw:style-name="gr2" draw:text-style-name="P2" draw:layer="layout" svg:width="9.25cm" svg:height="2cm" svg:x="5cm" svg:y="1.75cm">
          <draw:text-box>
            <text:p>Netgear mesh 2.5 wire — wifi — wifi — 10Гбит</text:p>
          </draw:text-box>
        </draw:frame>
        <draw:frame draw:style-name="gr1" draw:text-style-name="P1" draw:layer="layout" svg:width="18.114cm" svg:height="11.108cm" svg:x="1.636cm" svg:y="16.892cm">
          <draw:image xlink:href="Pictures/10000000000002C2000001B1A985449B59359D38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1" draw:text-style-name="P1" draw:layer="layout" svg:width="18.599cm" svg:height="5.74cm" svg:x="1.25cm" svg:y="1.5cm">
          <draw:image xlink:href="Pictures/10000000000002BF000000D9BBDC2E113C3F3BC7.png" xlink:type="simple" xlink:show="embed" xlink:actuate="onLoad" draw:mime-type="image/png">
            <text:p/>
          </draw:image>
        </draw:frame>
        <draw:frame draw:style-name="gr1" draw:text-style-name="P1" draw:layer="layout" svg:width="18.657cm" svg:height="3.814cm" svg:x="1.25cm" svg:y="8.75cm">
          <draw:image xlink:href="Pictures/1000000000000322000000A44611076EA26344C2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3" draw:text-style-name="P3" draw:layer="layout" svg:width="18cm" svg:height="13.065cm" svg:x="1.5cm" svg:y="4.25cm">
          <draw:image xlink:href="Pictures/10000000000004D10000037FC12AF21F7A337D4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2T18:11:11.940552254</meta:creation-date>
    <dc:date>2024-01-24T16:51:36.056561483</dc:date>
    <meta:editing-duration>P7DT57M32S</meta:editing-duration>
    <meta:editing-cycles>3</meta:editing-cycles>
    <meta:generator>LibreOffice/7.3.7.2$Linux_X86_64 LibreOffice_project/30$Build-2</meta:generator>
    <meta:document-statistic meta:object-count="6"/>
  </office:meta>
</office:document-meta>
</file>